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6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5676000000000001" table:style-name="ce1">
            <text:p>-2.567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4384999999999999" table:style-name="ce1">
            <text:p>-3.4385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0.48759999999999998" table:style-name="ce1">
            <text:p>-0.487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6835" table:style-name="ce1">
            <text:p>-3.68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1.24" table:style-name="ce1">
            <text:p>-1.2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483000000000001" table:style-name="ce1">
            <text:p>-2.9483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921" table:style-name="ce1">
            <text:p>-1.992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7621000000000002" table:style-name="ce1">
            <text:p>-2.7621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4879" table:style-name="ce1">
            <text:p>-1.4879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7743000000000002" table:style-name="ce1">
            <text:p>-2.774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4533" table:style-name="ce1">
            <text:p>-3.4533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737" table:style-name="ce1">
            <text:p>-2.973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3959000000000001" table:style-name="ce1">
            <text:p>-2.3959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0.72829999999999995" table:style-name="ce1">
            <text:p>-0.728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0.98350000000000004" table:style-name="ce1">
            <text:p>-0.983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2605" table:style-name="ce1">
            <text:p>-2.260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2241" table:style-name="ce1">
            <text:p>-1.224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0.96689999999999998" table:style-name="ce1">
            <text:p>-0.9669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4943" table:style-name="ce1">
            <text:p>-1.494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3805999999999998" table:style-name="ce1">
            <text:p>-3.380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737" table:style-name="ce1">
            <text:p>-2.9737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1.2293000000000001" table:style-name="ce1">
            <text:p>-1.229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566000000000001" table:style-name="ce1">
            <text:p>-2.156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2505999999999999" table:style-name="ce1">
            <text:p>-2.250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2085999999999999" table:style-name="ce1">
            <text:p>-1.20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408999999999999" table:style-name="ce1">
            <text:p>-2.2409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918" table:style-name="ce1">
            <text:p>-1.691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5224000000000002" table:style-name="ce1">
            <text:p>-2.5224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7381000000000002" table:style-name="ce1">
            <text:p>-2.7381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3.6678000000000002" table:style-name="ce1">
            <text:p>-3.667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9866000000000001" table:style-name="ce1">
            <text:p>-2.986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4380999999999999" table:style-name="ce1">
            <text:p>-1.4381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476000000000002" table:style-name="ce1">
            <text:p>-2.14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0007999999999999" table:style-name="ce1">
            <text:p>-2.00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483000000000001" table:style-name="ce1">
            <text:p>-2.9483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4239000000000002" table:style-name="ce1">
            <text:p>-3.4239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501999999999999" table:style-name="ce1">
            <text:p>-1.4502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0.96689999999999998" table:style-name="ce1">
            <text:p>-0.9669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2345999999999999" table:style-name="ce1">
            <text:p>-1.2346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352000000000002" table:style-name="ce1">
            <text:p>-2.635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4815" table:style-name="ce1">
            <text:p>-1.48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1.2137" table:style-name="ce1">
            <text:p>-1.213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1.4815" table:style-name="ce1">
            <text:p>-1.4815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4384999999999999" table:style-name="ce1">
            <text:p>-3.4385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4440999999999999" table:style-name="ce1">
            <text:p>-1.4441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6776" table:style-name="ce1">
            <text:p>-1.6776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0.73770000000000002" table:style-name="ce1">
            <text:p>-0.7377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352000000000002" table:style-name="ce1">
            <text:p>-2.635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1.6990000000000001" table:style-name="ce1">
            <text:p>-1.69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1.2345999999999999" table:style-name="ce1">
            <text:p>-1.234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2071999999999998" table:style-name="ce1">
            <text:p>-3.207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7145999999999999" table:style-name="ce1">
            <text:p>-2.7146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744000000000001" table:style-name="ce1">
            <text:p>-2.874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0.97929999999999995" table:style-name="ce1">
            <text:p>-0.9793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1.7357" table:style-name="ce1">
            <text:p>-1.735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3.1934" table:style-name="ce1">
            <text:p>-3.193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847000000000001" table:style-name="ce1">
            <text:p>-1.6847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0.97929999999999995" table:style-name="ce1">
            <text:p>-0.979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5004" table:style-name="ce1">
            <text:p>-2.500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9609000000000001" table:style-name="ce1">
            <text:p>-2.960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9252" table:style-name="ce1">
            <text:p>-1.925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1.4688000000000001" table:style-name="ce1">
            <text:p>-1.468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6707000000000001" table:style-name="ce1">
            <text:p>-1.6707</text:p>
          </table:table-cell>
          <table:table-cell table:number-columns-repeated="16383"/>
        </table:table-row>
        <table:table-row table:style-name="ro1">
          <table:table-cell office:value-type="float" office:value="-1.2189000000000001" table:style-name="ce1">
            <text:p>-1.218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2210000000000001" table:style-name="ce1">
            <text:p>-3.221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575" table:style-name="ce1">
            <text:p>-2.4575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171" table:style-name="ce1">
            <text:p>-1.917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3959000000000001" table:style-name="ce1">
            <text:p>-2.395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0.97099999999999997" table:style-name="ce1">
            <text:p>-0.971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2408999999999999" table:style-name="ce1">
            <text:p>-2.2409</text:p>
          </table:table-cell>
          <table:table-cell table:number-columns-repeated="16383"/>
        </table:table-row>
        <table:table-row table:style-name="ro1">
          <table:table-cell office:value-type="float" office:value="-0.97519999999999996" table:style-name="ce1">
            <text:p>-0.9752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4563999999999999" table:style-name="ce1">
            <text:p>-1.4564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380999999999999" table:style-name="ce1">
            <text:p>-1.438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470000000000001" table:style-name="ce1">
            <text:p>-2.447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2025999999999999" table:style-name="ce1">
            <text:p>-2.202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585" table:style-name="ce1">
            <text:p>-1.7585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2311999999999999" table:style-name="ce1">
            <text:p>-2.2312</text:p>
          </table:table-cell>
          <table:table-cell table:number-columns-repeated="16383"/>
        </table:table-row>
        <table:table-row table:style-name="ro1">
          <table:table-cell office:value-type="float" office:value="-1.9749000000000001" table:style-name="ce1">
            <text:p>-1.974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6707000000000001" table:style-name="ce1">
            <text:p>-1.670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2293000000000001" table:style-name="ce1">
            <text:p>-1.2293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1.2241" table:style-name="ce1">
            <text:p>-1.224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092" table:style-name="ce1">
            <text:p>-1.9092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1.7432000000000001" table:style-name="ce1">
            <text:p>-1.743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7585" table:style-name="ce1">
            <text:p>-1.7585</text:p>
          </table:table-cell>
          <table:table-cell table:number-columns-repeated="16383"/>
        </table:table-row>
        <table:table-row table:style-name="ro1">
          <table:table-cell office:value-type="float" office:value="-2.1656" table:style-name="ce1">
            <text:p>-2.16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161000000000001" table:style-name="ce1">
            <text:p>-2.4161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1.7508999999999999" table:style-name="ce1">
            <text:p>-1.7509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1.9835" table:style-name="ce1">
            <text:p>-1.9835</text:p>
          </table:table-cell>
          <table:table-cell table:number-columns-repeated="16383"/>
        </table:table-row>
        <table:table-row table:style-name="ro1">
          <table:table-cell office:value-type="float" office:value="-2.7029000000000001" table:style-name="ce1">
            <text:p>-2.70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1840000000000002" table:style-name="ce1">
            <text:p>-2.184</text:p>
          </table:table-cell>
          <table:table-cell table:number-columns-repeated="16383"/>
        </table:table-row>
        <table:table-row table:style-name="ro1">
          <table:table-cell office:value-type="float" office:value="-2.2216" table:style-name="ce1">
            <text:p>-2.221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1.4751000000000001" table:style-name="ce1">
            <text:p>-1.4751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7263000000000002" table:style-name="ce1">
            <text:p>-2.7263</text:p>
          </table:table-cell>
          <table:table-cell table:number-columns-repeated="16383"/>
        </table:table-row>
        <table:table-row table:style-name="ro1">
          <table:table-cell office:value-type="float" office:value="-1.9664999999999999" table:style-name="ce1">
            <text:p>-1.9665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1.9497" table:style-name="ce1">
            <text:p>-1.9497</text:p>
          </table:table-cell>
          <table:table-cell table:number-columns-repeated="16383"/>
        </table:table-row>
        <table:table-row table:style-name="ro1">
          <table:table-cell office:value-type="float" office:value="-1.7208000000000001" table:style-name="ce1">
            <text:p>-1.72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4895999999999998" table:style-name="ce1">
            <text:p>-2.4896</text:p>
          </table:table-cell>
          <table:table-cell table:number-columns-repeated="16383"/>
        </table:table-row>
        <table:table-row table:style-name="ro1">
          <table:table-cell office:value-type="float" office:value="-1.9333" table:style-name="ce1">
            <text:p>-1.9333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1.4625999999999999" table:style-name="ce1">
            <text:p>-1.4626</text:p>
          </table:table-cell>
          <table:table-cell table:number-columns-repeated="16383"/>
        </table:table-row>
        <table:table-row table:style-name="ro1">
          <table:table-cell office:value-type="float" office:value="-2.4365999999999999" table:style-name="ce1">
            <text:p>-2.436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4262999999999999" table:style-name="ce1">
            <text:p>-2.4263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2120000000000002" table:style-name="ce1">
            <text:p>-2.212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8864000000000001" table:style-name="ce1">
            <text:p>-2.886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1932" table:style-name="ce1">
            <text:p>-2.1932</text:p>
          </table:table-cell>
          <table:table-cell table:number-columns-repeated="16383"/>
        </table:table-row>
        <table:table-row table:style-name="ro1">
          <table:table-cell office:value-type="float" office:value="-1.7282" table:style-name="ce1">
            <text:p>-1.7282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8" table:style-name="ce1">
            <text:p>-2.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265000000000001" table:style-name="ce1">
            <text:p>-3.1265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2.4788000000000001" table:style-name="ce1">
            <text:p>-2.4788</text:p>
          </table:table-cell>
          <table:table-cell table:number-columns-repeated="16383"/>
        </table:table-row>
        <table:table-row table:style-name="ro1">
          <table:table-cell office:value-type="float" office:value="-2.6913999999999998" table:style-name="ce1">
            <text:p>-2.691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357000000000002" table:style-name="ce1">
            <text:p>-2.935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1.9581" table:style-name="ce1">
            <text:p>-1.9581</text:p>
          </table:table-cell>
          <table:table-cell table:number-columns-repeated="16383"/>
        </table:table-row>
        <table:table-row table:style-name="ro1">
          <table:table-cell office:value-type="float" office:value="-1.7061999999999999" table:style-name="ce1">
            <text:p>-1.70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1747000000000001" table:style-name="ce1">
            <text:p>-2.1747</text:p>
          </table:table-cell>
          <table:table-cell table:number-columns-repeated="16383"/>
        </table:table-row>
        <table:table-row table:style-name="ro1">
          <table:table-cell office:value-type="float" office:value="-2.4681000000000002" table:style-name="ce1">
            <text:p>-2.4681</text:p>
          </table:table-cell>
          <table:table-cell table:number-columns-repeated="16383"/>
        </table:table-row>
        <table:table-row table:style-name="ro1">
          <table:table-cell office:value-type="float" office:value="-3.1663000000000001" table:style-name="ce1">
            <text:p>-3.1663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3.1528999999999998" table:style-name="ce1">
            <text:p>-3.1529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6461999999999999" table:style-name="ce1">
            <text:p>-2.6462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1.9415" table:style-name="ce1">
            <text:p>-1.9415</text:p>
          </table:table-cell>
          <table:table-cell table:number-columns-repeated="16383"/>
        </table:table-row>
        <table:table-row table:style-name="ro1">
          <table:table-cell office:value-type="float" office:value="-1.7135" table:style-name="ce1">
            <text:p>-1.7135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style-name="ro1">
          <table:table-cell office:value-type="float" office:value="-2.6686000000000001" table:style-name="ce1">
            <text:p>-2.66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2.8986000000000001" table:style-name="ce1">
            <text:p>-2.8986</text:p>
          </table:table-cell>
          <table:table-cell table:number-columns-repeated="16383"/>
        </table:table-row>
        <table:table-row table:style-name="ro1">
          <table:table-cell office:value-type="float" office:value="-2.9108000000000001" table:style-name="ce1">
            <text:p>-2.9108</text:p>
          </table:table-cell>
          <table:table-cell table:number-columns-repeated="16383"/>
        </table:table-row>
        <table:table-row table:style-name="ro1">
          <table:table-cell office:value-type="float" office:value="-2.9232" table:style-name="ce1">
            <text:p>-2.9232</text:p>
          </table:table-cell>
          <table:table-cell table:number-columns-repeated="16383"/>
        </table:table-row>
        <table:table-row table:style-name="ro1">
          <table:table-cell office:value-type="float" office:value="-2.6574" table:style-name="ce1">
            <text:p>-2.6574</text:p>
          </table:table-cell>
          <table:table-cell table:number-columns-repeated="16383"/>
        </table:table-row>
        <table:table-row table:style-name="ro1">
          <table:table-cell office:value-type="float" office:value="-3.1396999999999999" table:style-name="ce1">
            <text:p>-3.1397</text:p>
          </table:table-cell>
          <table:table-cell table:number-columns-repeated="16383"/>
        </table:table-row>
        <table:table-row table:number-rows-repeated="1042576" table:style-name="ro1">
          <table:table-cell table:number-columns-repeated="16384"/>
        </table:table-row>
      </table:table>
      <table:table table:name="Calculations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Frequency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mples</text:p>
          </table:table-cell>
          <table:table-cell office:value-type="float" office:value="6000" table:formula="of:=COUNT([Data.A:.A])" table:style-name="ce1">
            <text:p>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-2.7320691166667386" table:formula="of:=AVERAGE([Data.A:.A])" table:style-name="ce1">
            <text:p>-2.732069117</text:p>
          </table:table-cell>
          <table:table-cell office:value-type="string" table:style-name="ce1">
            <text:p>De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ndard Deviation</text:p>
          </table:table-cell>
          <table:table-cell office:value-type="float" office:value="0.3078903640805235" table:formula="of:=STDEV([Data.A:.A])" table:style-name="ce1">
            <text:p>0.307890364</text:p>
          </table:table-cell>
          <table:table-cell office:value-type="string" table:style-name="ce1">
            <text:p>Deg^2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enn</meta:initial-creator>
    <dc:creator>Glenn</dc:creator>
    <meta:creation-date>2016-01-15T20:09:02Z</meta:creation-date>
    <dc:date>2016-01-15T20:21:04Z</dc:date>
  </office:meta>
</office:document-meta>
</file>